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3.073cm"/>
    </style:style>
    <style:style style:name="co4" style:family="table-column">
      <style:table-column-properties fo:break-before="auto" style:column-width="4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Задание1" table:style-name="ta1">
        <table:shapes>
          <draw:frame draw:z-index="0" draw:style-name="gr1" draw:text-style-name="P1" svg:width="15.999cm" svg:height="8.999cm" svg:x="6.783cm" svg:y="5.94cm">
            <draw:object draw:notify-on-update-of-ranges="Задание1.D2:Задание1.D12 Задание1.F2:Задание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401cm" svg:y="5.931cm">
            <draw:object draw:notify-on-update-of-ranges="Задание1.D2:Задание1.D12 Задание1.G2:Задание1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772cm" svg:y="15.806cm">
            <draw:object draw:notify-on-update-of-ranges="Задание1.G2:Задание1.G12 Задание1.D2:Задание1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кумулятивные частоты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2]/60" office:value-type="float" office:value="0.0166666666666667" calcext:value-type="float">
            <text:p>0,0166666666666667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E3]/60" office:value-type="float" office:value="0.0333333333333333" calcext:value-type="float">
            <text:p>0,0333333333333333</text:p>
          </table:table-cell>
          <table:table-cell table:formula="of:=[.G2]+[.E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E4]/60" office:value-type="float" office:value="0.0666666666666667" calcext:value-type="float">
            <text:p>0,0666666666666667</text:p>
          </table:table-cell>
          <table:table-cell table:formula="of:=[.G3]+[.E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E5]/60" office:value-type="float" office:value="0.0833333333333333" calcext:value-type="float">
            <text:p>0,0833333333333333</text:p>
          </table:table-cell>
          <table:table-cell table:formula="of:=[.G4]+[.E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6]/60" office:value-type="float" office:value="0.1" calcext:value-type="float">
            <text:p>0,1</text:p>
          </table:table-cell>
          <table:table-cell table:formula="of:=[.G5]+[.E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E7]/60" office:value-type="float" office:value="0.166666666666667" calcext:value-type="float">
            <text:p>0,166666666666667</text:p>
          </table:table-cell>
          <table:table-cell table:formula="of:=[.G6]+[.E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E8]/60" office:value-type="float" office:value="0.216666666666667" calcext:value-type="float">
            <text:p>0,216666666666667</text:p>
          </table:table-cell>
          <table:table-cell table:formula="of:=[.G7]+[.E8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E9]/60" office:value-type="float" office:value="0.116666666666667" calcext:value-type="float">
            <text:p>0,116666666666667</text:p>
          </table:table-cell>
          <table:table-cell table:formula="of:=[.G8]+[.E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E10]/60" office:value-type="float" office:value="0.1" calcext:value-type="float">
            <text:p>0,1</text:p>
          </table:table-cell>
          <table:table-cell table:formula="of:=[.G9]+[.E1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E11]/60" office:value-type="float" office:value="0.0666666666666667" calcext:value-type="float">
            <text:p>0,0666666666666667</text:p>
          </table:table-cell>
          <table:table-cell table:formula="of:=[.G10]+[.E1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E12]/60" office:value-type="float" office:value="0.0333333333333333" calcext:value-type="float">
            <text:p>0,0333333333333333</text:p>
          </table:table-cell>
          <table:table-cell table:formula="of:=[.G11]+[.E1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</table:table>
      <table:table table:name="Задание2" table:style-name="ta1">
        <table:shapes>
          <draw:frame draw:z-index="0" draw:style-name="gr1" draw:text-style-name="P1" svg:width="15.999cm" svg:height="8.999cm" svg:x="6.762cm" svg:y="7.263cm">
            <draw:object draw:notify-on-update-of-ranges="Задание2.F9:Задание2.F9 Задание2.F10:Задание2.F10 Задание2.F11:Задание2.F11 Задание2.F12:Задание2.F12 Задание2.F13:Задание2.F13 Задание2.F14:Задание2.F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4.947cm" svg:y="7.226cm">
            <draw:object draw:notify-on-update-of-ranges="Задание2.E9:Задание2.E14 Задание2.G9:Задание2.G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min</text:p>
          </table:table-cell>
          <table:table-cell table:formula="of:=[.B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max</text:p>
          </table:table-cell>
          <table:table-cell table:formula="of:=[.B50]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" office:value-type="string" calcext:value-type="string">
            <text:p>Размах</text:p>
          </table:table-cell>
          <table:table-cell table:formula="of:=[.E3]-[.E2]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1" office:value-type="string" calcext:value-type="string">
            <text:p>h</text:p>
          </table:table-cell>
          <table:table-cell table:formula="of:=[.E4]/[.E5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" office:value-type="string" calcext:value-type="string">
            <text:p>x_min (exclude)</text:p>
          </table:table-cell>
          <table:table-cell table:style-name="ce1" office:value-type="string" calcext:value-type="string">
            <text:p>x_max (include)</text:p>
          </table:table-cell>
          <table:table-cell table:style-name="ce1" office:value-type="string" calcext:value-type="string">
            <text:p>Частота</text:p>
          </table:table-cell>
          <table:table-cell table:style-name="ce1" office:value-type="string" calcext:value-type="string">
            <text:p>Кумулятивные частоты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2]" office:value-type="float" office:value="85" calcext:value-type="float">
            <text:p>85</text:p>
          </table:table-cell>
          <table:table-cell table:formula="of:=[.D9]+[.$E$6]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formula="of:=[.F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E9]" office:value-type="float" office:value="94" calcext:value-type="float">
            <text:p>94</text:p>
          </table:table-cell>
          <table:table-cell table:formula="of:=[.D10]+[.$E$6]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[.F10]+[.G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E10]" office:value-type="float" office:value="103" calcext:value-type="float">
            <text:p>103</text:p>
          </table:table-cell>
          <table:table-cell table:formula="of:=[.D11]+[.$E$6]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table:formula="of:=[.F11]+[.G1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E11]" office:value-type="float" office:value="112" calcext:value-type="float">
            <text:p>112</text:p>
          </table:table-cell>
          <table:table-cell table:formula="of:=[.D12]+[.$E$6]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formula="of:=[.F12]+[.G1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E12]" office:value-type="float" office:value="121" calcext:value-type="float">
            <text:p>121</text:p>
          </table:table-cell>
          <table:table-cell table:formula="of:=[.D13]+[.$E$6]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F13]+[.G1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E13]" office:value-type="float" office:value="130" calcext:value-type="float">
            <text:p>130</text:p>
          </table:table-cell>
          <table:table-cell table:formula="of:=[.D14]+[.$E$6]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[.F14]+[.G1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Задание1.B1:Задание1.B6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Задание2.B1:Задание2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0:37:55.556910493</meta:creation-date>
    <meta:generator>LibreOffice/7.3.7.2$Linux_X86_64 LibreOffice_project/30$Build-2</meta:generator>
    <dc:date>2024-02-19T21:26:34.446299473</dc:date>
    <meta:editing-duration>PT34M15S</meta:editing-duration>
    <meta:editing-cycles>8</meta:editing-cycles>
    <meta:document-statistic meta:table-count="2" meta:cell-count="30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6cm" svg:y="0.316cm" chart:style-name="ch2">
          <text:p>Полигон относительных частот</text:p>
        </chart:title>
        <chart:plot-area chart:style-name="ch3" table:cell-range-address="Задание1.D2:Задание1.D12 Задание1.F2:Задание1.F12" svg:x="1.331cm" svg:y="1.275cm" svg:width="14.349cm" svg:height="6.564cm">
          <chart:coordinate-region svg:x="2.243cm" svg:y="1.474cm" svg:width="13.25cm" svg:height="5.718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Задание1.F2:Задание1.F12" chart:class="chart:scatter">
            <chart:domain table:cell-range-address="Задание1.D2:Задание1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Задание1.D2:Задание1.D12</svg:desc>
                </draw:g>
              </table:table-cell>
              <table:table-cell office:value-type="float" office:value="0.0166666666666667">
                <text:p>0.0166666666666667</text:p>
                <draw:g>
                  <svg:desc>Задание1.F2:Задание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Кумулята</text:p>
        </chart:title>
        <chart:plot-area chart:style-name="ch3" table:cell-range-address="Задание1.D2:Задание1.D12 Задание1.G2:Задание1.G12" svg:x="1.331cm" svg:y="1.275cm" svg:width="14.349cm" svg:height="6.564cm">
          <chart:coordinate-region svg:x="1.953cm" svg:y="1.474cm" svg:width="13.54cm" svg:height="5.718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255cm" chart:style-name="ch8">
              <text:p>Кумулятивная частота</text:p>
            </chart:title>
            <chart:grid chart:style-name="ch6" chart:class="major"/>
          </chart:axis>
          <chart:series chart:style-name="ch9" chart:values-cell-range-address="Задание1.G2:Задание1.G12" chart:class="chart:scatter">
            <chart:domain table:cell-range-address="Задание1.D2:Задание1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Задание1.D2:Задание1.D12</svg:desc>
                </draw:g>
              </table:table-cell>
              <table:table-cell office:value-type="float" office:value="1">
                <text:p>1</text:p>
                <draw:g>
                  <svg:desc>Задание1.G2:Задание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308cm" svg:y="0.316cm" chart:style-name="ch2">
          <text:p>Огива</text:p>
        </chart:title>
        <chart:plot-area chart:style-name="ch3" table:cell-range-address="Задание1.G2:Задание1.G12 Задание1.D2:Задание1.D12" svg:x="1.331cm" svg:y="1.274cm" svg:width="14.348cm" svg:height="6.563cm">
          <chart:coordinate-region svg:x="1.952cm" svg:y="1.473cm" svg:width="13.54cm" svg:height="5.717cm"/>
          <chart:axis chart:dimension="x" chart:name="primary-x" chart:style-name="ch4">
            <chart:title svg:x="6.807cm" svg:y="8.017cm" chart:style-name="ch5">
              <text:p>Кумулятивная частота</text:p>
            </chart:title>
            <chart:grid chart:style-name="ch6" chart:class="major"/>
          </chart:axis>
          <chart:axis chart:dimension="y" chart:name="primary-y" chart:style-name="ch7">
            <chart:title svg:x="0.451cm" svg:y="5.34cm" chart:style-name="ch8">
              <text:p>Значение</text:p>
            </chart:title>
            <chart:grid chart:style-name="ch6" chart:class="major"/>
          </chart:axis>
          <chart:series chart:style-name="ch9" chart:values-cell-range-address="Задание1.D2:Задание1.D12" chart:class="chart:scatter">
            <chart:domain table:cell-range-address="Задание1.G2:Задание1.G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Задание1.G2:Задание1.G12</svg:desc>
                </draw:g>
              </table:table-cell>
              <table:table-cell office:value-type="float" office:value="15">
                <text:p>15</text:p>
                <draw:g>
                  <svg:desc>Задание1.D2:Задание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Гистограмма частот</text:p>
        </chart:title>
        <chart:plot-area chart:style-name="ch3" table:cell-range-address="Задание2.F9:Задание2.F14" svg:x="0.32cm" svg:y="1.274cm" svg:width="15.039cm" svg:height="6.992cm">
          <chart:coordinate-region svg:x="0.941cm" svg:y="1.474cm" svg:width="14.418cm" svg:height="6.5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Задание2.F9:Задание2.F9" chart:class="chart:bar">
            <chart:data-point/>
          </chart:series>
          <chart:series chart:style-name="ch8" chart:values-cell-range-address="Задание2.F10:Задание2.F10" chart:class="chart:bar">
            <chart:data-point/>
          </chart:series>
          <chart:series chart:style-name="ch9" chart:values-cell-range-address="Задание2.F11:Задание2.F11" chart:class="chart:bar">
            <chart:data-point/>
          </chart:series>
          <chart:series chart:style-name="ch10" chart:values-cell-range-address="Задание2.F12:Задание2.F12" chart:class="chart:bar">
            <chart:data-point/>
          </chart:series>
          <chart:series chart:style-name="ch11" chart:values-cell-range-address="Задание2.F13:Задание2.F13" chart:class="chart:bar">
            <chart:data-point/>
          </chart:series>
          <chart:series chart:style-name="ch12" chart:values-cell-range-address="Задание2.F14:Задание2.F1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Задание2.F9:Задание2.F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Задание2.F10:Задание2.F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Задание2.F11:Задание2.F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Задание2.F12:Задание2.F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Задание2.F13:Задание2.F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Задание2.F14:Задание2.F1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Кумулята</text:p>
        </chart:title>
        <chart:plot-area chart:style-name="ch3" table:cell-range-address="Задание2.E9:Задание2.E14 Задание2.G9:Задание2.G14" svg:x="0.32cm" svg:y="1.275cm" svg:width="15.319cm" svg:height="7.439cm">
          <chart:coordinate-region svg:x="0.941cm" svg:y="1.474cm" svg:width="14.418cm" svg:height="6.5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Задание2.G9:Задание2.G14" chart:class="chart:scatter">
            <chart:domain table:cell-range-address="Задание2.E9:Задание2.E1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Задание2.E9:Задание2.E14</svg:desc>
                </draw:g>
              </table:table-cell>
              <table:table-cell office:value-type="float" office:value="9">
                <text:p>9</text:p>
                <draw:g>
                  <svg:desc>Задание2.G9:Задание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